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Beehive-title">
      <style:graphic-properties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fo:min-height="2.5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eehive1-title">
      <style:graphic-properties fo:min-height="2.5cm" loext:decorative="false"/>
      <style:paragraph-properties style:writing-mode="lr-tb"/>
    </style:style>
    <style:style style:name="pr5" style:family="presentation" style:parent-style-name="Beehive1-outline1">
      <style:graphic-properties fo:min-height="0.101cm" loext:decorative="false"/>
      <style:paragraph-properties style:writing-mode="lr-tb"/>
    </style:style>
    <style:style style:name="pr6" style:family="presentation" style:parent-style-name="Beehive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Beehive1-title">
      <style:graphic-properties fo:min-height="2.63cm" loext:decorative="false"/>
      <style:paragraph-properties style:writing-mode="lr-tb"/>
    </style:style>
    <style:style style:name="pr8" style:family="presentation" style:parent-style-name="Beehive1-outline1">
      <style:graphic-properties fo:min-height="9.135cm" loext:decorative="false"/>
      <style:paragraph-properties style:writing-mode="lr-tb"/>
    </style:style>
    <style:style style:name="pr9" style:family="presentation" style:parent-style-name="Beehive1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text-properties style:font-name="Liberation Mono" fo:font-size="14pt" style:font-size-asian="14pt" style:font-size-complex="14pt"/>
    </style:style>
    <style:style style:name="P4" style:family="paragraph">
      <loext:graphic-properties draw:fill="none"/>
      <style:text-properties style:font-name="Liberation Mono" fo:font-size="14pt" style:font-size-asian="14pt" style:font-size-complex="14pt"/>
    </style:style>
    <style:style style:name="T1" style:family="text">
      <style:text-properties style:font-name="Liberation Mon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Your Quill Toolbox: Delay Initialization</text:p>
          </draw:text-box>
        </draw:frame>
        <draw:frame presentation:style-name="pr2" draw:text-style-name="P1" draw:layer="layout" svg:width="25cm" svg:height="2.5cm" svg:x="1.5cm" svg:y="9.5cm" presentation:class="subtitle" presentation:user-transformed="true">
          <draw:text-box>
            <text:p>December 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DelayInit: Overview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Defers “initialization” to a defined point in main.</text:p>
              </text:list-item>
              <text:list-item>
                <text:p>Implemented as a pointer daisy chain.</text:p>
                <text:list>
                  <text:list-item>
                    <text:p>Side effect… multiple will execute upward in a source file</text:p>
                  </text:list-item>
                </text:list>
              </text:list-item>
              <text:list-item>
                <text:p>Call DelayInit::init_all() </text:p>
                <text:list>
                  <text:list-item>
                    <text:p>Meta does this with its “init”</text:p>
                  </text:list-item>
                  <text:list-item>
                    <text:p>Can be called repeatedly; all registered code called ONCE.</text:p>
                  </text:list-item>
                </text:list>
              </text:list-item>
              <text:list-item>
                <text:p>Use macro YQ_INVOKE to register initialization code</text:p>
                <text:list>
                  <text:list-item>
                    <text:p>Best practice is to create small local function, call that within the macr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3T3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>DelayInit: Registering Stuff</text:p>
          </draw:text-box>
        </draw:frame>
        <draw:frame presentation:style-name="pr8" draw:layer="layout" svg:width="12.297cm" svg:height="1.395cm" svg:x="1.4cm" svg:y="3.685cm" presentation:class="outline" presentation:user-transformed="true">
          <draw:text-box>
            <text:list text:style-name="L2">
              <text:list-item>
                <text:p>Source Files A...Z</text:p>
                <text:p/>
              </text:list-item>
            </text:list>
          </draw:text-box>
        </draw:frame>
        <draw:frame presentation:style-name="pr8" draw:layer="layout" svg:width="13.275cm" svg:height="9.134cm" svg:x="13.335cm" svg:y="3.685cm" presentation:class="outline" presentation:user-transformed="true">
          <draw:text-box>
            <text:list text:style-name="L2">
              <text:list-item>
                <text:p>Called ONCE</text:p>
                <text:list>
                  <text:list-item>
                    <text:p>This code will only be called ONCE at program startup, in single threaded mode. </text:p>
                  </text:list-item>
                </text:list>
              </text:list-item>
              <text:list-item>
                <text:p>Recommendations</text:p>
                <text:list>
                  <text:list-item>
                    <text:p>Private Function</text:p>
                  </text:list-item>
                  <text:list-item>
                    <text:p>Sub-functions if complicated</text:p>
                  </text:list-item>
                  <text:list-item>
                    <text:p>Note: Objects check for a <text:s/>`init_meta()` routine, will call that.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10.795cm" svg:height="4.445cm" svg:x="1.905cm" svg:y="6.35cm">
          <draw:text-box>
            <text:p><text:span text:style-name="T1">static void register_stuff()</text:span></text:p>
            <text:p><text:span text:style-name="T1">{</text:span></text:p>
            <text:p><text:span text:style-name="T1"><text:s text:c="4"/>// register type, loader, etc</text:span></text:p>
            <text:p><text:span text:style-name="T1">}</text:span></text:p>
            <text:p><text:span text:style-name="T1"/></text:p>
            <text:p><text:span text:style-name="T1">// Note the semicolon... </text:span></text:p>
            <text:p><text:span text:style-name="T1">YQ_INVOKE(register_stuff();)</text:span>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3T3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elayInit: Main</text:p>
          </draw:text-box>
        </draw:frame>
        <draw:frame presentation:style-name="pr8" draw:layer="layout" svg:width="12.297cm" svg:height="1.395cm" svg:x="1.4cm" svg:y="3.685cm" presentation:class="outline" presentation:user-transformed="true">
          <draw:text-box>
            <text:list text:style-name="L2">
              <text:list-item>
                <text:p>In Main</text:p>
              </text:list-item>
            </text:list>
          </draw:text-box>
        </draw:frame>
        <draw:frame presentation:style-name="pr8" draw:layer="layout" svg:width="12.992cm" svg:height="9.134cm" svg:x="14.313cm" svg:y="3.685cm" presentation:class="outline" presentation:user-transformed="true">
          <draw:text-box>
            <text:list text:style-name="L2">
              <text:list-item>
                <text:p>Initialization</text:p>
                <text:list>
                  <text:list-item>
                    <text:p>DelayInit::init_all() </text:p>
                    <text:list>
                      <text:list-item>
                        <text:p>Not using meta</text:p>
                      </text:list-item>
                    </text:list>
                  </text:list-item>
                  <text:list-item>
                    <text:p>Meta::init()</text:p>
                    <text:list>
                      <text:list-item>
                        <text:p>Using meta (most apps)</text:p>
                      </text:list-item>
                    </text:list>
                  </text:list-item>
                </text:list>
              </text:list-item>
              <text:list-item>
                <text:p>Repeat as libraries are loaded (ie. plugins)</text:p>
              </text:list-item>
            </text:list>
          </draw:text-box>
        </draw:frame>
        <draw:frame draw:style-name="gr2" draw:text-style-name="P4" draw:layer="layout" svg:width="12.065cm" svg:height="6.35cm" svg:x="1.632cm" svg:y="5.08cm">
          <draw:text-box>
            <text:p text:style-name="P3"><text:span text:style-name="T1">int main(int argc, char* argv[])</text:span></text:p>
            <text:p text:style-name="P3"><text:span text:style-name="T1">{</text:span></text:p>
            <text:p text:style-name="P3"><text:span text:style-name="T1"><text:s text:c="4"/>// not using meta</text:span></text:p>
            <text:p text:style-name="P3"><text:span text:style-name="T1"><text:s text:c="4"/>DelayInit::init_all( /* true */ );</text:span></text:p>
            <text:p text:style-name="P3"><text:span text:style-name="T1"><text:s text:c="4"/></text:span></text:p>
            <text:p text:style-name="P3"><text:span text:style-name="T1"><text:s text:c="4"/>// using meta</text:span></text:p>
            <text:p text:style-name="P3"><text:span text:style-name="T1"><text:s text:c="4"/>Meta::init();</text:span></text:p>
            <text:p text:style-name="P3"><text:span text:style-name="T1"><text:s text:c="4"/>Meta::freeze();</text:span></text:p>
            <text:p text:style-name="P3"><text:span text:style-name="T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 draw:auto-grow-height="tru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gr5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pr1" style:family="presentation" style:parent-style-name="Beehive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</style:style>
    <style:style style:name="MP6" style:family="paragraph">
      <loext:graphic-properties draw:fill="solid" draw:fill-color="#ffde59" draw:opacity="100%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presentation:date-time/></text:p>
        </draw:text-box>
      </draw:frame>
      <draw:frame presentation:style-name="Mpr3" draw:text-style-name="MP8" draw:layer="backgroundobjects" svg:width="12.725cm" svg:height="1.956cm" svg:x="7.624cm" svg:y="13.65cm" presentation:class="footer">
        <draw:text-box>
          <text:p text:style-name="MP7"><presentation:footer/></text:p>
        </draw:text-box>
      </draw:frame>
      <draw:frame presentation:style-name="Mpr3" draw:text-style-name="MP8" draw:layer="backgroundobjects" svg:width="3.175cm" svg:height="1.95cm" svg:x="23.595cm" svg:y="13.6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10:49:43.958235309</meta:creation-date>
    <dc:description>This work is licensed under a Creative Commons 0 License.
It makes use of the works of kka_libo_design@ashisuto.co.jp.</dc:description>
    <meta:generator>LibreOffice/25.2.7.2$Linux_X86_64 LibreOffice_project/520$Build-2</meta:generator>
    <dc:title>Beehive</dc:title>
    <meta:editing-duration>PT5M5S</meta:editing-duration>
    <meta:editing-cycles>4</meta:editing-cycles>
    <dc:date>2025-12-14T11:12:08.751860591</dc:date>
    <meta:document-statistic meta:object-count="157"/>
  </office:meta>
</office:document-meta>
</file>